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15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10_24-46-36_000.jpg</text:p>
          </table:table-cell>
          <table:table-cell office:value-type="string">
            <text:p>:m 1*1 RES / 22-1 62*61#1 / トレード記録 / A*J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10_17-32-27_000.jpg</text:p>
          </table:table-cell>
          <table:table-cell office:value-type="string">
            <text:p>:i FX / prog / AUD と、USD の、相関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2017-01-10_17-16-56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1-10_17-14-13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7-01-10_17-09-16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2017-01-10_17-03-16_000.jpg</text:p>
          </table:table-cell>
          <table:table-cell office:value-type="string">
            <text:p>:m 食べた物　間食 / 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7-01-10_16-41-19_000.jpg</text:p>
          </table:table-cell>
          <table:table-cell office:value-type="string">
            <text:p>:m 保管場所 / 電源タップ　ネットカフェ泊まり用 / 机上　⇒　ファイルの列、向かって、左端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7-01-10_16-41-02_000.jpg</text:p>
          </table:table-cell>
          <table:table-cell office:value-type="string">
            <text:p>:PHOTO 記録 / @自室　/ 災害用の品物　内容物　明細リスト　box.17-1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7-01-10_16-32-18_000.jpg</text:p>
          </table:table-cell>
          <table:table-cell office:value-type="string">
            <text:p>:PHOTO 記録 / @自室　/ 災害用の品物　ダンボールに詰めたところ　パックご飯、他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1-10_16-19-25_000.jpg</text:p>
          </table:table-cell>
          <table:table-cell office:value-type="string">
            <text:p>:m 保管場所 / A4用の、封筒　大型 / @西側の本棚、南側　最下段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1-10_16-01-03_000.jpg</text:p>
          </table:table-cell>
          <table:table-cell office:value-type="string">
            <text:p>:PHOTO 面白いもの / @東急ショッピングパーク / 花が咲いている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1-10_16-00-59_000.jpg</text:p>
          </table:table-cell>
          <table:table-cell office:value-type="string">
            <text:p>:PHOTO 面白いもの / @東急ショッピングパーク / 花が咲いている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1-10_16-00-56_000.jpg</text:p>
          </table:table-cell>
          <table:table-cell office:value-type="string">
            <text:p>:PHOTO 面白いもの / @東急ショッピングパーク / 花が咲いている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1-10_16-00-54_000.jpg</text:p>
          </table:table-cell>
          <table:table-cell office:value-type="string">
            <text:p>:PHOTO 面白いもの / @東急ショッピングパーク / 花が咲いている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7-01-10_15-48-03_000.jpg</text:p>
          </table:table-cell>
          <table:table-cell office:value-type="string">
            <text:p>-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7-01-10_15-47-54_000.jpg</text:p>
          </table:table-cell>
          <table:table-cell office:value-type="string">
            <text:p>-*</text:p>
          </table:table-cell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2017-01-10_15-13-13_000.jpg</text:p>
          </table:table-cell>
          <table:table-cell office:value-type="string">
            <text:p>:m other / log, plan / 書類用意　求人応募　ソーテック様　写真撮る、スキャン、他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7-01-10_10-19-11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10_09-44-21_000.jpg</text:p>
          </table:table-cell>
          <table:table-cell office:value-type="string">
            <text:p>:m コレポン　 / ソーテック　坂田様 / 面接日時、他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1-10_03-20-32_005.jpg</text:p>
          </table:table-cell>
          <table:table-cell office:value-type="string">
            <text:p>:do <text:s/>/ action: programming mt4 / FX　⇒　kairi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1-10_03-20-32_004.jpg</text:p>
          </table:table-cell>
          <table:table-cell office:value-type="string">
            <text:p>:m other / music / 作った曲 / 2017010918115...　⇒　edit</text:p>
          </table:table-cell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2017-01-10_03-20-32_003.jpg</text:p>
          </table:table-cell>
          <table:table-cell office:value-type="string">
            <text:p>:do <text:s/>/ action / “directory_list.rb”　⇒　フォルダ名も、入れる（ファイル名に）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7-01-10_03-20-32_002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2017-01-10_03-20-32_001.jpg</text:p>
          </table:table-cell>
          <table:table-cell office:value-type="string">
            <text:p>:m 1*1 RES / 245 121*1#3 / 　『円周率πの不思議』　堀場芳数</text:p>
          </table:table-cell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2017-01-10_03-20-32_000.jpg</text:p>
          </table:table-cell>
          <table:table-cell office:value-type="string">
            <text:p>:m other / Cake_IFM11 / steps / OpenOffice を使って、memo を入力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1-10_03-20-31_000.jpg</text:p>
          </table:table-cell>
          <table:table-cell office:value-type="string">
            <text:p>:m :th / 方針 / FX　⇒　続ける。お金は、動物他のために</text:p>
          </table:table-cell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7-01-10_01-08-16_000.jpg</text:p>
          </table:table-cell>
          <table:table-cell office:value-type="string">
            <text:p>:m other / music / ボイスメモ / 20170108215845　⇒　解説入れてるのは、6:00 以降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1-09_21-42-26_000.jpg</text:p>
          </table:table-cell>
          <table:table-cell office:value-type="string">
            <text:p>:sketch スケッチ / 自作 / @自室 / 猫　ねこ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7-01-09_21-22-49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7-01-09_21-21-04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2017-01-09_21-18-59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2017-01-09_20-25-05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2017-01-09_18-28-26_000.jpg</text:p>
          </table:table-cell>
          <table:table-cell office:value-type="string">
            <text:p>:m other / music / kb / 演奏：ノクターン１番 / N+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2017-01-09_17-48-52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1-09_17-30-05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17-01-09_17-16-51_000.jpg</text:p>
          </table:table-cell>
          <table:table-cell office:value-type="string">
            <text:p>:m 2*2 RES / 22-1 62*60#1 / prog / i+ ?+ T+ 課題+ NF+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1-09_17-16-33_000.jpg</text:p>
          </table:table-cell>
          <table:table-cell office:value-type="string">
            <text:p>:m 1*2 RES / 22-1 62*60#1 / prog / NF+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7-01-09_14-52-47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2017-01-09_14-46-59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017-01-09_14-40-16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2017-01-09_13-02-43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2017-01-09_12-59-57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2017-01-09_12-56-18_000.jpg</text:p>
          </table:table-cell>
          <table:table-cell office:value-type="string">
            <text:p>:m 食べた物　間食 / 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1-09_12-37-50_000.jpg</text:p>
          </table:table-cell>
          <table:table-cell office:value-type="string">
            <text:p>:m 1*1 RES / 245 121*3#3 / 　『円周率πの不思議』　堀場芳数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1-09_12-37-33_000.jpg</text:p>
          </table:table-cell>
          <table:table-cell office:value-type="string">
            <text:p>:m 1*1 RES / 245 121*2#3 / 　『円周率πの不思議』　堀場芳数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2017-01-09_10-55-47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2017-01-09_10-52-32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2017-01-09_10-25-20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2017-01-09_10-22-06_000.jpg</text:p>
          </table:table-cell>
          <table:table-cell office:value-type="string">
            <text:p>:m 食べた物　間食 / </text:p>
          </table:table-cell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2017-01-09_09-43-54_000.jpg</text:p>
          </table:table-cell>
          <table:table-cell office:value-type="string">
            <text:p>:m 食べた物/</text:p>
          </table:table-cell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2017-01-09_08-27-00_000.jpg</text:p>
          </table:table-cell>
          <table:table-cell office:value-type="string">
            <text:p>:m :th / 活動 / 表現としての、発明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2017/01/11</text:date>, <text:time>08:54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8:54:40.93</dc:date>
    <dc:creator>岩淵 謙</dc:creator>
    <meta:generator>OpenOffice/4.1.3$Win32 OpenOffice.org_project/413m1$Build-9783</meta:generator>
    <meta:editing-duration>PT42M5S</meta:editing-duration>
    <meta:editing-cycles>31</meta:editing-cycles>
    <meta:document-statistic meta:table-count="1" meta:cell-count="156" meta:object-count="0"/>
  </office:meta>
</office:document-meta>
</file>